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letter-spacing="0.0028in" fo:font-weight="normal" style:font-weight-asian="normal" style:font-weight-complex="normal"/>
    </style:style>
    <style:style style:name="P2" style:family="paragraph" style:parent-style-name="Standard">
      <style:text-properties style:font-name="Arial" fo:letter-spacing="0.0028in"/>
    </style:style>
    <style:style style:name="P3" style:family="paragraph" style:parent-style-name="Standard">
      <style:text-properties style:text-outline="true" style:font-name="Arial1" fo:font-size="24pt" fo:letter-spacing="0.0028in" fo:font-weight="normal" fo:background-color="transparent" style:font-size-asian="24pt" style:font-weight-asian="normal" style:font-size-complex="24pt" style:font-weight-complex="normal"/>
    </style:style>
    <style:style style:name="P4" style:family="paragraph" style:parent-style-name="Standard">
      <style:paragraph-properties fo:background-color="#111111">
        <style:background-image/>
      </style:paragraph-properties>
      <style:text-properties style:font-name="Arial2" fo:letter-spacing="0.0028in" fo:font-weight="normal" style:font-name-asian="Arial2" style:font-weight-asian="normal" style:font-name-complex="Arial2" style:font-weight-complex="normal"/>
    </style:style>
    <style:style style:name="P5" style:family="paragraph" style:parent-style-name="TheOneToUse" style:list-style-name="YES"/>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use-window-font-color="true" style:text-outline="true" fo:font-size="32pt" fo:text-shadow="none" fo:font-weight="normal" fo:background-color="transparent" style:font-size-asian="32pt" style:font-weight-asian="normal" style:font-size-complex="32pt" style:font-weight-complex="normal"/>
    </style:style>
    <style:style style:name="T4" style:family="text">
      <style:text-properties style:use-window-font-color="true" fo:font-size="24pt" fo:font-weight="bold" style:font-size-asian="24pt" style:font-weight-asian="bold" style:font-size-complex="24pt" style:font-weight-complex="bold"/>
    </style:style>
    <style:style style:name="T5" style:family="text">
      <style:text-properties style:text-position="sub 58%" style:font-name="Arial2" fo:letter-spacing="0.0028in" style:text-underline-style="none" fo:font-weight="normal" style:font-weight-asian="normal" style:font-weight-complex="normal"/>
    </style:style>
    <style:style style:name="T6" style:family="text">
      <style:text-properties style:text-position="0% 100%" style:font-name="Arial2" fo:letter-spacing="0.0028in"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nothing"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nalysis<text:tab/><text:tab/></text:span><text:span text:style-name="T4">BIOLOGICAL PRINCIPLES I</text:span></text:p>
      <text:p text:style-name="P3">Photosynthesis &amp; Cellular Respiration</text:p>
      <text:p text:style-name="P4"/>
      <text:p text:style-name="P2"/>
      <text:p text:style-name="P2">NAME<text:span text:style-name="T1"> Timothy Cayer<text:tab/><text:tab/><text:tab/></text:span><text:span text:style-name="T2"><text:tab/><text:tab/>DATE</text:span><text:span text:style-name="T1"> 11/3/17<text:tab/><text:tab/><text:tab/><text:tab/> <text:s/></text:span></text:p>
      <text:p text:style-name="P1"/>
      <text:p text:style-name="P1"/>
      <text:list xml:id="list511416033621162658" text:style-name="YES">
        <text:list-item>
          <text:p text:style-name="P5"><text:span text:style-name="T6">Refer to your data from germinating peas. Does the oxygen concentration decreases as the carbon dioxide concentration increases? Is this what you would expect? Explain why or why not.</text:span></text:p>
        </text:list-item>
      </text:list>
      <text:p text:style-name="TheOneToUse"><text:span text:style-name="T6">No, and no. I expected the oxygen to decrease while the carbon dioxide increased, simply because the oxygen would be exchanged with carbon dioxide from the respiration cycle.</text:span></text:p>
      <text:p text:style-name="TheOneToUse"><text:span text:style-name="T6"/></text:p>
      <text:list xml:id="list37200268" text:continue-numbering="true" text:style-name="YES">
        <text:list-item>
          <text:p text:style-name="P5"><text:span text:style-name="T6">Calculate the respiratory rates for germinating peas and the crickets. Include the results for your group, and the class average as well. List them below:</text:span></text:p>
        </text:list-item>
      </text:list>
      <text:p text:style-name="TheOneToUse"><text:span text:style-name="T6"><text:tab/><text:tab/><text:tab/><text:tab/>Your Group<text:tab/><text:tab/><text:tab/>Class Average</text:span></text:p>
      <text:p text:style-name="TheOneToUse"><text:span text:style-name="T6"><text:tab/>Germ. Peas<text:tab/><text:tab/>1,097 ppm<text:tab/><text:tab/><text:tab/>1,269 ppm</text:span></text:p>
      <text:p text:style-name="TheOneToUse"><text:span text:style-name="T6"><text:tab/>Crickets<text:tab/><text:tab/>3,115 ppm<text:tab/><text:tab/><text:tab/>2,100.5 ppm</text:span></text:p>
      <text:p text:style-name="TheOneToUse"><text:span text:style-name="T6"/></text:p>
      <text:list xml:id="list37198351" text:continue-numbering="true" text:style-name="YES">
        <text:list-item>
          <text:p text:style-name="P5"><text:span text:style-name="T6">Which organism had the higher respiratory rate? Why?</text:span></text:p>
        </text:list-item>
      </text:list>
      <text:p text:style-name="TheOneToUse"><text:span text:style-name="T6">Crickets. Because they need to increase the oxygen concentration to overcome the CO</text:span><text:span text:style-name="T5">2</text:span><text:span text:style-name="T6"> concentration.</text:span></text:p>
      <text:p text:style-name="TheOneToUse"><text:span text:style-name="T6"/></text:p>
      <text:list xml:id="list37210571" text:continue-numbering="true" text:style-name="YES">
        <text:list-item>
          <text:p text:style-name="P5"><text:span text:style-name="T6">How would your personal respiratory rate compare to that of the cricket? Explain your reasoning.</text:span></text:p>
        </text:list-item>
      </text:list>
      <text:p text:style-name="TheOneToUse"><text:span text:style-name="T6">My respiratory rate would be much higher than the crickets because my body requires more energy to operate than the crickets.</text:span></text:p>
      <text:p text:style-name="TheOneToUse"><text:span text:style-name="T6"/></text:p>
      <text:list xml:id="list37223482" text:continue-numbering="true" text:style-name="YES">
        <text:list-item>
          <text:p text:style-name="P5"><text:span text:style-name="T6">How does the respiratory rate of the geranium leaves (dark result) compare to the respiratory rate of the germinating peas? What does this indicate about their comparative rates of energy use?</text:span></text:p>
        </text:list-item>
      </text:list>
      <text:p text:style-name="TheOneToUse"><text:span text:style-name="T6">The peas had a higher respiratory rate than the leaves. It indicates that the peas require more energy to function than the leaves.</text:span></text:p>
      <text:p text:style-name="TheOneToUse"><text:span text:style-name="T6"/></text:p>
      <text:list xml:id="list37205943" text:continue-numbering="true" text:style-name="YES">
        <text:list-item>
          <text:p text:style-name="P5"><text:span text:style-name="T6">Calculate net photosynthesis for your group, and list the class average as well.</text:span></text:p>
        </text:list-item>
      </text:list>
      <text:p text:style-name="TheOneToUse"><text:span text:style-name="T6"/></text:p>
      <text:p text:style-name="TheOneToUse"><text:span text:style-name="T6"><text:tab/>Your group:<text:tab/>-578<text:tab/><text:tab/><text:tab/>Class average: -797</text:span></text:p>
      <text:p text:style-name="TheOneToUse"><text:span text:style-name="T6"/></text:p>
      <text:p text:style-name="TheOneToUse"><text:span text:style-name="T6"><text:tab/>Are the rates similar?</text:span></text:p>
      <text:p text:style-name="TheOneToUse"><text:span text:style-name="T6"><text:tab/><text:tab/>No.</text:span></text:p>
      <text:p text:style-name="TheOneToUse"><text:span text:style-name="T6"/></text:p>
      <text:p text:style-name="TheOneToUse"><text:span text:style-name="T6"/></text:p>
      <text:p text:style-name="TheOneToUse"><text:span text:style-name="T6"/></text:p>
      <text:p text:style-name="TheOneToUse"><text:span text:style-name="T6"/></text:p>
      <text:p text:style-name="TheOneToUse"><text:span text:style-name="T6"/></text:p>
      <text:p text:style-name="TheOneToUse"><text:span text:style-name="T6"/></text:p>
      <text:list xml:id="list37225939" text:continue-numbering="true" text:style-name="YES">
        <text:list-item>
          <text:p text:style-name="P5"><text:soft-page-break/><text:span text:style-name="T6">In a green plant, why is it necessary to run the experiment in both the presence of light, and in darkness (wrapped in foil)?</text:span></text:p>
        </text:list-item>
      </text:list>
      <text:p text:style-name="TheOneToUse"><text:span text:style-name="T6">It is necessary because it allows you to find the respiration rate and the photosynthetic rate.</text:span></text:p>
      <text:p text:style-name="TheOneToUse"><text:span text:style-name="T6"/></text:p>
      <text:list xml:id="list37220084" text:continue-numbering="true" text:style-name="YES">
        <text:list-item>
          <text:p text:style-name="P5"><text:span text:style-name="T6">The photosynthetic rate you measured in the light was net photosynthesis because respiration was occurring simultaneously (the rates reported in question 6 above). Calculate gross photosynthesis using the formula:<text:tab/>GP = NP – R in which GP is gross photosynthesis; NP is net photosynthesis; R is respiration (dark result). Remember to use positive and negative signs as appropriate for the measured rates.</text:span></text:p>
        </text:list-item>
      </text:list>
      <text:p text:style-name="TheOneToUse"><text:span text:style-name="T6">GP = -871</text:span></text:p>
      <text:p text:style-name="TheOneToUse"><text:span text:style-name="T6"/></text:p>
      <text:list xml:id="list37222818" text:continue-numbering="true" text:style-name="YES">
        <text:list-item>
          <text:p text:style-name="P5"><text:span text:style-name="T6">In a healthy plant which rate should be higher, gross photosynthesis or respiration? Explain your reasoning. Was the plant we used healthy?</text:span></text:p>
        </text:list-item>
      </text:list>
      <text:p text:style-name="TheOneToUse"><text:span text:style-name="T6">Respiration should be higher. It means the plant is getting enough energy. Yes the plant we used was healthy.</text:span></text:p>
      <text:p text:style-name="TheOneToUse"><text:span text:style-name="T6"/></text:p>
      <text:list xml:id="list37226008" text:continue-numbering="true" text:style-name="YES">
        <text:list-item>
          <text:p text:style-name="P5"><text:span text:style-name="T6">What would have happened to the rate of photosynthesis if we had illuminated the geranium leaves with green light?</text:span></text:p>
        </text:list-item>
      </text:list>
      <text:p text:style-name="TheOneToUse"><text:span text:style-name="T6">The rate of photosynthesis would have decre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heOneToUse" style:family="paragraph" style:parent-style-name="Standard" style:class="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YES">
      <text:list-level-style-number text:level="1" text:style-name="Numbering_20_Symbols"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2"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3"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4"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5"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6"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7"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8"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9"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level-style-number text:level="10" style:num-suffix="." style:num-format="1">
        <style:list-level-properties text:list-level-position-and-space-mode="label-alignment">
          <style:list-level-label-alignment text:label-followed-by="listtab" text:list-tab-stop-position="0.3201in" fo:text-indent="-0.3201in" fo:margin-left="0.320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3T14:40:31.87</meta:creation-date>
    <dc:date>2017-11-03T17:02:43.75</dc:date>
    <dc:creator>Timothy Cayer</dc:creator>
    <meta:editing-duration>PT3H37M2S</meta:editing-duration>
    <meta:editing-cycles>7</meta:editing-cycles>
    <meta:generator>OpenOffice/4.1.3$Win32 OpenOffice.org_project/413m1$Build-9783</meta:generator>
    <meta:document-statistic meta:table-count="0" meta:image-count="0" meta:object-count="0" meta:page-count="2" meta:paragraph-count="27" meta:word-count="429" meta:character-count="2627"/>
  </office:meta>
</office:document-meta>
</file>